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UrbanTitle">
      <style:text-properties style:font-name="Arial1"/>
    </style:style>
    <style:style style:name="P6" style:family="paragraph" style:parent-style-name="UrbanBody_20_">
      <style:text-properties style:font-name="Arial1" fo:font-size="11pt" style:font-size-asian="11pt" style:font-size-complex="11pt"/>
    </style:style>
    <style:style style:name="P7" style:family="paragraph" style:parent-style-name="UrbanBody_20_"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Arial1" fo:font-size="11pt" style:font-size-asian="11pt" style:font-size-complex="11pt"/>
    </style:style>
    <style:style style:name="P9" style:family="paragraph" style:parent-style-name="Heading_20_2">
      <style:text-properties style:font-name="Arial1" fo:font-size="11pt" style:font-size-asian="11pt" style:font-size-complex="11pt"/>
    </style:style>
    <style:style style:name="P10" style:family="paragraph" style:parent-style-name="UrbanBody">
      <style:text-properties style:font-name="Arial1"/>
    </style:style>
    <style:style style:name="P11" style:family="paragraph" style:parent-style-name="UrbanBody">
      <style:text-properties style:font-name="Arial1" fo:font-size="11pt" style:font-size-asian="11pt" style:font-size-complex="11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6f7c3" style:font-size-asian="10.5pt" style:font-size-complex="10.5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7334c" style:font-size-asian="10.5pt" style:font-size-complex="10.5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9c139" style:font-size-asian="10.5pt" style:font-size-complex="10.5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0a3456" style:font-size-asian="10.5pt" style:font-size-complex="10.5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faf92" style:font-size-asian="10.5pt" style:font-size-complex="10.5pt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9pt" officeooo:rsid="0025d2a5" officeooo:paragraph-rsid="0006f7c3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-complex="Arial1"/>
    </style:style>
    <style:style style:name="T8" style:family="text">
      <style:text-properties officeooo:rsid="000c7649" style:font-name-complex="Arial1"/>
    </style:style>
    <style:style style:name="T9" style:family="text">
      <style:text-properties officeooo:rsid="000cefa5" style:font-name-complex="Arial1"/>
    </style:style>
    <style:style style:name="T10" style:family="text">
      <style:text-properties officeooo:rsid="000cf325" style:font-name-complex="Arial1"/>
    </style:style>
    <style:style style:name="T11" style:family="text">
      <style:text-properties style:font-name-complex="Calibri"/>
    </style:style>
    <style:style style:name="T12" style:family="text">
      <style:text-properties officeooo:rsid="000b680c" style:font-name-complex="Calibri"/>
    </style:style>
    <style:style style:name="T13" style:family="text">
      <style:text-properties fo:font-weight="normal" officeooo:rsid="00362119" style:font-weight-asian="normal" style:font-weight-complex="normal"/>
    </style:style>
    <style:style style:name="T14" style:family="text">
      <style:text-properties officeooo:rsid="002a23e8"/>
    </style:style>
    <style:style style:name="T15" style:family="text">
      <style:text-properties officeooo:rsid="00436cf0"/>
    </style:style>
    <style:style style:name="T16" style:family="text">
      <style:text-properties officeooo:rsid="0041c997"/>
    </style:style>
    <style:style style:name="T17" style:family="text">
      <style:text-properties officeooo:rsid="0041be5c"/>
    </style:style>
    <style:style style:name="T18" style:family="text">
      <style:text-properties fo:color="#ce181e" officeooo:rsid="000b680c" fo:background-color="#fff200" loext:char-shading-value="0" style:font-name-complex="Arial1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1" text:anchor-type="paragraph" svg:x="7.823cm" svg:y="1.893cm" svg:width="7.83cm" svg:height="3.283cm" draw:z-index="1"><draw:text-box><text:p text:style-name="P6"><text:span text:style-name="T6"><office:annotation><dc:creator>sde </dc:creator><dc:date>2011-07-27T10:01:44</dc:date><text:p text:style-name="P18"><text:span text:style-name="T21">do text if not len(self.getApplicants()) &gt; 1</text:span></text:p><text:p text:style-name="P18"><text:span text:style-name="T24">from xhtml(tool.decorateHTML('UrbanAddress',applicantobj.getSignaletic(withaddress=True,linebyline=True)))</text:span></text:p></office:annotation></text:span><text:span text:style-name="T6">Titre Nom Prénom<text:line-break/>Adresse ligne1<text:line-break/>Adresse ligne2</text:span></text:p><text:p text:style-name="P7"/><text:p text:style-name="P6"><text:span text:style-name="T6"><office:annotation><dc:creator>sde </dc:creator><dc:date>2011-07-27T10:01:59</dc:date><text:p text:style-name="P18"><text:span text:style-name="T21">do text if len(self.getApplicants()) &gt; 1</text:span></text:p></office:annotation></text:span><text:span text:style-name="T6">&lt;%Titre%&gt; &lt;%Nom%&gt; &lt;%Prenom%&gt;<text:line-break/>&lt;%AdresseLigne1%&gt;<text:line-break/>&lt;%AdresseLigne2%&gt;</text:span></text:p><text:h text:style-name="P9" text:outline-level="2">RECOMMANDE</text:h><text:p text:style-name="P8"/><text:p text:style-name="P8"/><text:p text:style-name="P4"><office:annotation><dc:creator>Gauthier Bastien</dc:creator><dc:date>2011-02-17T09:18:17</dc:date><text:p text:style-name="P18"><text:span text:style-name="T23">do text if </text:span><text:span text:style-name="T24">len(self.getApplicants()) &gt; 1</text:span></text:p></office:annotation><text:text-input text:description="Plusieurs demandeurs">self.getMultipleApplicants()</text:text-input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18"><text:span text:style-name="T19">do text</text:span></text:p><text:p text:style-name="P18"><text:span text:style-name="T19">from document(at=header, format='odt')</text:span></text:p></office:annotation><text:span text:style-name="T2">Import depuis header.odt</text:span></text:p></draw:text-box></draw:frame></text:p>
      <text:p text:style-name="P10"/>
      <text:p text:style-name="P5">Demande de plans modificatifs</text:p>
      <text:p text:style-name="P11"/>
      <text:p text:style-name="P11"/>
      <text:p text:style-name="P17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2"><office:annotation><dc:creator>Gauthier Bastien</dc:creator><dc:date>2011-01-13T14:56:41</dc:date><text:p text:style-name="P18"><text:span text:style-name="T19">do text</text:span></text:p><text:p text:style-name="P18"><text:span text:style-name="T19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8"><text:span text:style-name="T2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8"><text:span text:style-name="T2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11"/>
      <text:p text:style-name="P16"><office:annotation><dc:creator>Gauthier Bastien</dc:creator><dc:date>2011-02-21T09:23:46</dc:date><text:p text:style-name="P18"><text:span text:style-name="T21">do text if self.hasSingleApplicant()</text:span></text:p></office:annotation><text:tab/><text:text-input text:description="Titre du demandeur">applicantobj.getPersonTitleValue()</text:text-input>,</text:p>
      <text:p text:style-name="P16"><office:annotation><dc:creator>Gauthier Bastien</dc:creator><dc:date>2011-02-21T09:23:46</dc:date><text:p text:style-name="P18"><text:span text:style-name="T21">do text if self.hasMultipleApplicants()</text:span></text:p></office:annotation><text:span text:style-name="T5"><office:annotation><dc:creator>Gauthier Bastien</dc:creator><dc:date>2011-02-17T09:18:17</dc:date><text:p text:style-name="P18"><text:span text:style-name="T19">do text if </text:span><text:span text:style-name="T21">len(self.getApplicants()) &gt; 1</text:span></text:p></office:annotation></text:span><text:span text:style-name="T5"><text:tab/>&lt;%Titre%&gt;</text:span>,</text:p>
      <text:p text:style-name="P11"/>
      <text:p text:style-name="P11"><text:span text:style-name="T7">Nous vous informons qu'en date du </text:span><text:span text:style-name="T7"><text:text-input text:description="Permis de bâtir-Date du dernier rapport de collège">licence_view.format_date(self.getLastDecisionProjectFromSPWEvent().getEventDate())</text:text-input></text:span><text:span text:style-name="T7"><text:s/>écoulé, le Fonctionnaire </text:span><text:span text:style-name="T8">t</text:span><text:span text:style-name="T7">echnique du Service Public de Wallonie nous </text:span><text:span text:style-name="T9">a</text:span><text:span text:style-name="T7"> transmis </text:span><text:span text:style-name="T10">son</text:span><text:span text:style-name="T7"> rapport de synthèse et projet d'arrêté refusant la demande de permis d'environnement classe 2. Les motivations du refus étant justifiées et viennent en complémentarités de l’avis défavorable émis </text:span><text:span text:style-name="T11">par le Service Technique de l'Urbanisme, le Service Environnement et le Service Technique de la Voirie de la Ville de Mons</text:span><text:span text:style-name="T7"> à savoir que le projet tel que présenté ne </text:span><text:span text:style-name="T11">peut être accueilli de manière favorable.</text:span></text:p>
      <text:p text:style-name="P11"/>
      <text:p text:style-name="P11"><text:span text:style-name="T7">Par conséquent, dans le cadre de la procédure, en vertu de l'article 93 § 3 du décret du 11 mars 1999 relatif au permis d'environnement, le Collège communal vous invite à introduire auprès de notre Service Environnement (</text:span><text:span text:style-name="T18">ADRESSE</text:span><text:span text:style-name="T7">) des plans modificatifs ainsi qu'une notice corollaire permettant de remédier aux différents manquements soulevés </text:span><text:span text:style-name="T11">par le Service Technique de l'Urbanisme, le Service Environnement et le Service Technique de la Voirie de </text:span><text:span text:style-name="T12">la commune de </text:span><text:span text:style-name="T12"><text:text-input text:description="">tool.getCityName()</text:text-input></text:span><text:span text:style-name="T11">.</text:span></text:p>
      <text:p text:style-name="P11"/>
      <text:p text:style-name="P15"><text:tab/><office:annotation><dc:creator>Gauthier Bastien</dc:creator><dc:date>2011-02-21T09:23:46</dc:date><text:p text:style-name="P19"><text:span text:style-name="T20">do text if self.hasSingleApplicant()</text:span></text:p></office:annotation>Nous restons à votre disposition pour tout renseignement complémentaire et vous prions d’agréer, <text:text-input text:description="Titre du demandeur">applicantobj.getPersonTitleValue()</text:text-input>, <text:span text:style-name="T17">nos sincères salutations</text:span>.</text:p>
      <text:p text:style-name="P15"><text:tab/><office:annotation><dc:creator>Gauthier Bastien</dc:creator><dc:date>2011-02-21T09:23:46</dc:date><text:p text:style-name="P19"><text:span text:style-name="T20">do text if self.hasMultipleApplicants()</text:span></text:p></office:annotation><text:span text:style-name="T15">Nous </text:span>restons à votre disposition pour tout renseignement complémentaire et vous prions d’agréer, <text:span text:style-name="T5">&lt;%Titre%&gt;</text:span>, <text:span text:style-name="T16">nos sincères salutations</text:span>.</text:p>
      <text:p text:style-name="P3"/>
      <text:p text:style-name="P14"><text:span text:style-name="T14">Fait à </text:span><text:span text:style-name="T14"><text:text-input text:description="">tool.getCityName()</text:text-input></text:span><text:span text:style-name="T14"><text:s/>le </text:span><text:text-input text:description="Délivré à xxx le xxx">urbanEventObj.getFormattedDate(forDelivery=True)</text:text-input></text:p>
      <text:p text:style-name="P3"/>
      <text:p text:style-name="P13"><office:annotation><dc:creator>Gauthier Bastien</dc:creator><dc:date>2011-01-13T14:56:41</dc:date><text:p text:style-name="P18"><text:span text:style-name="T19">do text</text:span></text:p><text:p text:style-name="P18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01-03T16:39:30.307642066</dc:date>
    <dc:language>fr-FR</dc:language>
    <meta:editing-cycles>88</meta:editing-cycles>
    <meta:editing-duration>P1DT8H38M40S</meta:editing-duration>
    <dc:creator>bleybaert</dc:creator>
    <meta:document-statistic meta:table-count="0" meta:image-count="0" meta:object-count="0" meta:page-count="1" meta:paragraph-count="22" meta:word-count="274" meta:character-count="2065" meta:non-whitespace-character-count="1837"/>
    <meta:user-defined meta:name="Info 1"/>
    <meta:user-defined meta:name="Info 2"/>
    <meta:user-defined meta:name="Info 3"/>
    <meta:user-defined meta:name="Info 4"/>
  </office:meta>
</office:document-meta>
</file>